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528" officeooo:paragraph-rsid="000035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DD1 tex file*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9-21T09:11:10.727000000</dc:date>
    <meta:editing-duration>PT36S</meta:editing-duration>
    <meta:editing-cycles>1</meta:editing-cycles>
    <meta:document-statistic meta:table-count="0" meta:image-count="0" meta:object-count="0" meta:page-count="1" meta:paragraph-count="1" meta:word-count="5" meta:character-count="22" meta:non-whitespace-character-count="18"/>
  </office:meta>
</office:document-meta>
</file>